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30000011A1D50AB68.png" manifest:media-type="image/png"/>
  <manifest:file-entry manifest:full-path="Pictures/10000001000001F50000008E1E5F008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e37ba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f1421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72df26"/>
    </style:style>
    <style:style style:name="P5" style:family="paragraph" style:parent-style-name="Standard">
      <style:paragraph-properties fo:text-align="justify" style:justify-single-word="false"/>
      <style:text-properties officeooo:paragraph-rsid="005ae9ba"/>
    </style:style>
    <style:style style:name="P6" style:family="paragraph" style:parent-style-name="Standard">
      <style:paragraph-properties fo:margin-left="1.27cm" fo:text-align="justify" style:justify-single-word="false" fo:text-indent="0cm" style:auto-text-indent="false"/>
      <style:text-properties officeooo:paragraph-rsid="009af7a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e37ba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f1421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72df26"/>
    </style:style>
    <style:style style:name="P12" style:family="paragraph" style:parent-style-name="Text_20_body">
      <style:text-properties officeooo:paragraph-rsid="00636b4c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5185a" style:font-size-asian="2.59999990463257pt" style:font-size-complex="3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f1421" style:font-size-asian="2.59999990463257pt" style:font-size-complex="3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72df26" style:font-size-asian="2.59999990463257pt" style:font-size-complex="3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e37ba" style:font-size-asian="2.59999990463257pt" style:font-size-complex="3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e37ba" style:font-style-asian="italic" style:font-style-complex="italic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f1421" style:font-style-asian="italic" style:font-style-complex="italic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92e390" officeooo:paragraph-rsid="0092e390" style:font-style-asian="italic" style:font-style-complex="italic"/>
    </style:style>
    <style:style style:name="P20" style:family="paragraph" style:parent-style-name="Text_20_body">
      <style:text-properties officeooo:paragraph-rsid="006f1421"/>
    </style:style>
    <style:style style:name="P21" style:family="paragraph" style:parent-style-name="Text_20_body">
      <style:text-properties officeooo:paragraph-rsid="0072df26"/>
    </style:style>
    <style:style style:name="P22" style:family="paragraph" style:parent-style-name="Text_20_body">
      <style:text-properties officeooo:paragraph-rsid="00682231"/>
    </style:style>
    <style:style style:name="P23" style:family="paragraph" style:parent-style-name="Text_20_body">
      <style:text-properties officeooo:rsid="00990570" officeooo:paragraph-rsid="00990570"/>
    </style:style>
    <style:style style:name="P24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rsid="009db1ca" officeooo:paragraph-rsid="009db1ca"/>
    </style:style>
    <style:style style:name="P25" style:family="paragraph" style:parent-style-name="Standard">
      <style:text-properties officeooo:rsid="0091c7e7" officeooo:paragraph-rsid="0091c7e7"/>
    </style:style>
    <style:style style:name="P26" style:family="paragraph" style:parent-style-name="Standard">
      <style:text-properties officeooo:rsid="0092e390" officeooo:paragraph-rsid="0092e390"/>
    </style:style>
    <style:style style:name="P27" style:family="paragraph" style:parent-style-name="Standard">
      <style:paragraph-properties fo:margin-left="1.27cm" fo:text-align="justify" style:justify-single-word="false" fo:text-indent="0cm" style:auto-text-indent="false"/>
      <style:text-properties officeooo:rsid="009af7a1" officeooo:paragraph-rsid="009af7a1"/>
    </style:style>
    <style:style style:name="P28" style:family="paragraph" style:parent-style-name="Standard">
      <style:paragraph-properties fo:text-align="justify" style:justify-single-word="false"/>
      <style:text-properties fo:color="#d25913" loext:opacity="100%" fo:font-size="14pt" fo:font-weight="bold" officeooo:rsid="009af7a1" officeooo:paragraph-rsid="009af7a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fo:font-size="10pt" fo:font-weight="bold" officeooo:rsid="009af7a1" officeooo:paragraph-rsid="009af7a1" style:font-size-asian="8.75pt" style:font-weight-asian="bold" style:font-size-complex="10pt" style:font-weight-complex="bold"/>
    </style:style>
    <style:style style:name="P30" style:family="paragraph" style:parent-style-name="Standard" style:master-page-name="TablesDesMatieres">
      <style:paragraph-properties fo:text-align="justify" style:justify-single-word="false" style:page-number="1"/>
      <style:text-properties officeooo:paragraph-rsid="0066d480"/>
    </style:style>
    <style:style style:name="P31" style:family="paragraph" style:parent-style-name="Standard" style:master-page-name="First_20_Page">
      <style:paragraph-properties fo:text-align="start" style:justify-single-word="false" style:page-number="auto"/>
      <style:text-properties fo:font-size="11pt" style:font-size-asian="9.60000038146973pt" style:font-size-complex="11pt"/>
    </style:style>
    <style:style style:name="P32" style:family="paragraph" style:parent-style-name="Text_20_body">
      <style:text-properties officeooo:paragraph-rsid="0072df26"/>
    </style:style>
    <style:style style:name="T1" style:family="text">
      <style:text-properties officeooo:rsid="002c2d63"/>
    </style:style>
    <style:style style:name="T2" style:family="text">
      <style:text-properties officeooo:rsid="006f1421"/>
    </style:style>
    <style:style style:name="T3" style:family="text">
      <style:text-properties officeooo:rsid="0070fa89"/>
    </style:style>
    <style:style style:name="T4" style:family="text">
      <style:text-properties officeooo:rsid="00730743"/>
    </style:style>
    <style:style style:name="T5" style:family="text">
      <style:text-properties officeooo:rsid="0083cfa2"/>
    </style:style>
    <style:style style:name="T6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officeooo:rsid="009af7a1"/>
    </style:style>
    <style:style style:name="T10" style:family="text">
      <style:text-properties officeooo:rsid="009cdb77"/>
    </style:style>
    <style:style style:name="T11" style:family="text">
      <style:text-properties officeooo:rsid="009ddaf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30"/>
      <text:p text:style-name="P28">Sommaire</text:p>
      <text:p text:style-name="P29"/>
      <text:p text:style-name="P29">Cahier des annexes</text:p>
      <text:p text:style-name="P5"/>
      <text:p text:style-name="P27"><text:bookmark-start text:name="__RefHeading___Toc395_377169772 Copie 3 Copie 1 Copie 2 Copie 1"/>Annexe 1 : Extrait de la charte graphique…………………………….……………………………………..1<text:bookmark-end text:name="__RefHeading___Toc395_377169772 Copie 3 Copie 1 Copie 2 Copie 1"/></text:p>
      <text:p text:style-name="P6"><text:span text:style-name="T9">Annexe 2 : </text:span>Extrait des conditions générales de vente (CGV)……………………………………………..<text:span text:style-name="T11">6</text:span></text:p>
      <text:p text:style-name="P27">Annexe 3 : Mentions légales………………………………………………………………………………….<text:span text:style-name="T11">9</text:span></text:p>
      <text:p text:style-name="P27">Annexe 4 : Formulaire de rétractation……………………………………………………………………...<text:span text:style-name="T11">12</text:span></text:p>
      <text:p text:style-name="P27">Annexe 5 : Extrait de la charte informatique…………………………………………………………..…..<text:span text:style-name="T11">13</text:span></text:p>
      <text:p text:style-name="P27">Annexe 6 : Extrait de document sur les méthodes de paiements……………………………………….<text:span text:style-name="T11">16</text:span></text:p>
      <text:p text:style-name="P27">Annexe 7 : Extrait de document sur la proposition de prix de vente……………………………………<text:span text:style-name="T11">19</text:span></text:p>
      <text:p text:style-name="P27">Annexe 8 : Extrait de la politique de gestion des stocks…………………………………………………<text:span text:style-name="T11">22</text:span></text:p>
      <text:p text:style-name="P27">Annexe 9 : Extrait de la revue de faisabilité……………………………………………………………….<text:span text:style-name="T11">25</text:span></text:p>
      <text:p text:style-name="P27">Annexe 10 : Extrait de la revue de sécurité………………………………………………………………..<text:span text:style-name="T11">27</text:span></text:p>
      <text:p text:style-name="P27">Annexe 11 : Extrait du plan de continuité d’activité……………………………………………………….<text:span text:style-name="T11">31</text:span></text:p>
      <text:p text:style-name="P27">Annexe 12 : Extrait de l’étude technique préliminaire…………………………………………………….<text:span text:style-name="T11">35</text:span></text:p>
      <text:p text:style-name="P27">Annexe 13 : Guide d’installation et de connexion au VPN SSL Stormshield (OpenVPN)……………<text:span text:style-name="T11">38</text:span></text:p>
      <text:p text:style-name="P27">Annexe 14 : Carte de visite………………………………………………………………………………….<text:span text:style-name="T11">40</text:span></text:p>
      <text:p text:style-name="P27">Annexe 15 : Carte<text:span text:style-name="T11">s</text:span> de présentation……………………………………………………………………......<text:span text:style-name="T11">41</text:span></text:p>
      <text:p text:style-name="P27">Annexe 1<text:span text:style-name="T10">6</text:span> : Planning prévisionnel………………………………………………………………………….<text:span text:style-name="T11">43</text:span></text:p>
      <text:p text:style-name="P27">Annexe <text:span text:style-name="T10">17</text:span> : Planning organisationnel……………………………………………………………………...<text:span text:style-name="T11">47</text:span></text:p>
      <text:p text:style-name="P27">Annexe <text:span text:style-name="T10">18</text:span> : Extrait de l’analyse de risque EBIOS RM…………………………………………………...<text:span text:style-name="T11">53</text:span></text:p>
      <text:p text:style-name="P27">Annexe <text:span text:style-name="T10">19</text:span> : Extrait de document sur la synthèse des méthodes de travail……………………………<text:span text:style-name="T11">56</text:span></text:p>
      <text:p text:style-name="P27">Annexe <text:span text:style-name="T10">20</text:span> : Extrait de compte-rendu de réunion du 04/01………………………………………………<text:span text:style-name="T11">59</text:span></text:p>
      <text:p text:style-name="P27">Annexe 2<text:span text:style-name="T10">1</text:span> : Modèle pour les documents internes………………………………………………………..<text:span text:style-name="T11">62</text:span></text:p>
      <text:p text:style-name="P27">Annexe 2<text:span text:style-name="T10">2</text:span> : Extrait du tableau d’adressage IP et VLAN des infrastructures DRYN et AARD……….<text:span text:style-name="T11">65</text:span></text:p>
      <text:p text:style-name="P27">Annexe 2<text:span text:style-name="T10">3</text:span> : Extrait de configuration et sécurisation du serveur de monitoring………………………..<text:span text:style-name="T11">68</text:span></text:p>
      <text:p text:style-name="P27">Annexe 2<text:span text:style-name="T10">4</text:span> : Extrait de configuration et sécurisation du serveur web…………………………………..<text:span text:style-name="T11">82</text:span></text:p>
      <text:p text:style-name="P27">Annexe <text:span text:style-name="T10">25</text:span> : Aperçu Proxmox et mise en cluster………………………………………………………….<text:span text:style-name="T11">97</text:span></text:p>
      <text:p text:style-name="P27">Annexe <text:span text:style-name="T10">26</text:span> : Extrait de supervision Grafana……………………………………………………………….<text:span text:style-name="T11">98</text:span></text:p>
      <text:p text:style-name="P25"/>
      <text:p text:style-name="P26"/>
      <text:p text:style-name="P26"><text:span text:style-name="T8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  <style:text-properties style:font-name="Arial2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justify" style:justify-single-word="false" fo:keep-together="always" fo:keep-with-next="always"/>
      <style:text-properties fo:color="#d25913" loext:opacity="100%" style:font-name="Arial1" fo:font-family="Arial" style:font-style-name="Gras" style:font-family-generic="swiss" style:font-pitch="variable" fo:font-size="14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justify" style:justify-single-word="false" fo:keep-together="always" fo:keep-with-next="always">
        <style:tab-stops/>
      </style:paragraph-properties>
      <style:text-properties fo:color="#d7a418" loext:opacity="100%" style:font-name="Arial1" fo:font-family="Arial" style:font-style-name="Gras" style:font-family-generic="swiss" style:font-pitch="variable" fo:font-size="12pt" style:text-underline-style="solid" style:text-underline-width="auto" style:text-underline-color="font-color" fo:font-weight="normal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cm" fo:margin-bottom="0cm" style:contextual-spacing="false" fo:line-height="100%" fo:keep-together="always" fo:break-before="auto" fo:break-after="auto" fo:keep-with-next="always"/>
      <style:text-properties fo:color="#d7a418" loext:opacity="100%" style:font-name="Arial2" fo:font-family="Arial" style:font-style-name="Normal" style:font-family-generic="swiss" style:font-pitch="variable" fo:font-size="10pt" fo:font-weight="bold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Arial2" fo:font-family="Arial" style:font-style-name="Normal" style:font-family-generic="swiss" style:font-pitch="variable" fo:font-size="50pt" fo:font-weight="bold" style:font-name-asian="Playfair Display Black" style:font-family-asian="'Playfair Display Black'" style:font-family-generic-asian="system" style:font-pitch-asian="variable" style:font-size-asian="50pt" style:font-weight-asian="900" style:font-name-complex="Playfair Display Black" style:font-family-complex="'Playfair Display Black'" style:font-family-generic-complex="system" style:font-pitch-complex="variable" style:font-size-complex="50pt" style:font-weight-complex="900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0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top="0cm" fo:margin-bottom="0.21cm" style:contextual-spacing="false" style:page-number="auto" text:number-lines="false" text:line-number="0"/>
      <style:text-properties fo:color="#d25913" loext:opacity="100%" style:font-name="Arial1" fo:font-family="Arial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fr" fo:country="F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Text_20_body">
      <style:text-properties officeooo:paragraph-rsid="00636b4c"/>
    </style:style>
    <style:style style:name="M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5185a" style:font-size-asian="2.59999990463257pt" style:font-size-complex="3pt"/>
    </style:style>
    <style:style style:name="M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e37ba" style:font-style-asian="italic" style:font-style-complex="italic"/>
    </style:style>
    <style:style style:name="M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e37ba"/>
    </style:style>
    <style:style style:name="MP8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e37ba"/>
    </style:style>
    <style:style style:name="MP9" style:family="paragraph" style:parent-style-name="Text_20_body">
      <style:text-properties officeooo:paragraph-rsid="006f1421"/>
    </style:style>
    <style:style style:name="M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f1421" style:font-size-asian="2.59999990463257pt" style:font-size-complex="3pt"/>
    </style:style>
    <style:style style:name="M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f1421" style:font-style-asian="italic" style:font-style-complex="italic"/>
    </style:style>
    <style:style style:name="M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f1421"/>
    </style:style>
    <style:style style:name="M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f1421"/>
    </style:style>
    <style:style style:name="MP14" style:family="paragraph" style:parent-style-name="Text_20_body">
      <style:text-properties officeooo:paragraph-rsid="0072df26"/>
    </style:style>
    <style:style style:name="M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72df26" style:font-size-asian="2.59999990463257pt" style:font-size-complex="3pt"/>
    </style:style>
    <style:style style:name="M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92e390" officeooo:paragraph-rsid="0092e390" style:font-style-asian="italic" style:font-style-complex="italic"/>
    </style:style>
    <style:style style:name="M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72df26"/>
    </style:style>
    <style:style style:name="MP18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72df26"/>
    </style:style>
    <style:style style:name="MP19" style:family="paragraph" style:parent-style-name="Text_20_body">
      <style:text-properties officeooo:paragraph-rsid="00682231"/>
    </style:style>
    <style:style style:name="MP20" style:family="paragraph" style:parent-style-name="Text_20_body">
      <style:text-properties officeooo:rsid="00990570" officeooo:paragraph-rsid="00990570"/>
    </style:style>
    <style:style style:name="M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e37ba" style:font-size-asian="2.59999990463257pt" style:font-size-complex="3pt"/>
    </style:style>
    <style:style style:name="MP22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rsid="009db1ca" officeooo:paragraph-rsid="009db1ca"/>
    </style:style>
    <style:style style:name="MT1" style:family="text">
      <style:text-properties officeooo:rsid="002c2d63"/>
    </style:style>
    <style:style style:name="MT2" style:family="text">
      <style:text-properties officeooo:rsid="006f1421"/>
    </style:style>
    <style:style style:name="MT3" style:family="text">
      <style:text-properties officeooo:rsid="0070fa89"/>
    </style:style>
    <style:style style:name="MT4" style:family="text">
      <style:text-properties officeooo:rsid="00730743"/>
    </style:style>
    <style:style style:name="MT5" style:family="text">
      <style:text-properties officeooo:rsid="0083cfa2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><draw:frame draw:style-name="Mfr1" draw:name="image3.png Copie 1" text:anchor-type="char" svg:x="10.515cm" svg:y="-1.057cm" svg:width="7.555cm" svg:height="1.857cm" draw:z-index="0"><draw:image xlink:href="Pictures/10000000000004030000011A1D50AB68.png" xlink:type="simple" xlink:show="embed" xlink:actuate="onLoad" draw:mime-type="image/png"/></draw:frame>Wizards &amp; Dice</text:p>
        <text:p text:style-name="Text_20_body">Mémoire du projet Wizard &amp; Dice</text:p>
      </style:header>
      <style:footer>
        <text:p text:style-name="MP1"/>
        <text:p text:style-name="MP1">Wizard &amp; Dice<text:tab/><text:tab/><text:tab/><text:tab/><text:tab/><text:tab/><text:tab/><text:tab/><text:tab/><text:tab/><text:page-number text:select-page="current">0</text:page-number> / <text:span text:style-name="MT1">X</text:span></text:p>
      </style:footer>
    </style:master-page>
    <style:master-page style:name="First_20_Page" style:display-name="First Page" style:page-layout-name="Mpm1" draw:style-name="Mdp1">
      <style:header>
        <text:p text:style-name="MP2"/>
      </style:header>
      <style:footer>
        <text:p text:style-name="MP3"/>
      </style:footer>
    </style:master-page>
    <style:master-page style:name="HTML" style:page-layout-name="Mpm2" draw:style-name="Mdp1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Introduction" style:page-layout-name="Mpm9" draw:style-name="Mdp1">
      <style:header>
        <text:p text:style-name="MP4"><draw:frame draw:style-name="Mfr2" draw:name="Image2 Copie 1 Copie 1" text:anchor-type="char" svg:x="11.139cm" svg:y="-0.596cm" svg:width="5.89cm" svg:height="1.669cm" draw:z-index="0"><draw:image xlink:href="Pictures/10000001000001F50000008E1E5F0088.png" xlink:type="simple" xlink:show="embed" xlink:actuate="onLoad" draw:mime-type="image/png"/></draw:frame>Wizards &amp; Dice</text:p>
        <text:p text:style-name="MP4">Mémoire du projet Wizard &amp; Dice</text:p>
      </style:header>
      <style:footer>
        <text:p text:style-name="MP5"/>
        <text:section text:style-name="MSect1" text:name="Section1">
          <text:p text:style-name="MP6">1. Introduction</text:p>
          <text:p text:style-name="MP7">Wizard<text:span text:style-name="MT2">s</text:span> &amp; Dice</text:p>
          <text:p text:style-name="MP7"/>
          <text:p text:style-name="MP8"><text:page-number text:select-page="current">0</text:page-number><text:s/>/ <text:span text:style-name="MT1">X</text:span></text:p>
        </text:section>
        <text:p text:style-name="MP5"/>
      </style:footer>
    </style:master-page>
    <style:master-page style:name="Partie_20_1" style:display-name="Partie 1" style:page-layout-name="Mpm9" draw:style-name="Mdp1">
      <style:header>
        <text:p text:style-name="MP9"><draw:frame draw:style-name="Mfr2" draw:name="Image2 Copie 1 Copie 1 Copie 1" text:anchor-type="char" svg:x="11.139cm" svg:y="-0.596cm" svg:width="5.89cm" svg:height="1.669cm" draw:z-index="0"><draw:image xlink:href="Pictures/10000001000001F50000008E1E5F0088.png" xlink:type="simple" xlink:show="embed" xlink:actuate="onLoad" draw:mime-type="image/png"/></draw:frame>Wizards &amp; Dice</text:p>
        <text:p text:style-name="MP9">Mémoire du projet Wizard &amp; Dice</text:p>
      </style:header>
      <style:footer>
        <text:p text:style-name="MP10"/>
        <text:section text:style-name="MSect1" text:name="Section5">
          <text:p text:style-name="MP11"><text:span text:style-name="MT2">2</text:span>. <text:span text:style-name="MT2">Projet Wizards &amp; Dice</text:span></text:p>
          <text:p text:style-name="MP12">Wizard<text:span text:style-name="MT2">s</text:span> &amp; Dice</text:p>
          <text:p text:style-name="MP12"/>
          <text:p text:style-name="MP13"><text:page-number text:select-page="current">0</text:page-number><text:s/>/ <text:span text:style-name="MT1">X</text:span></text:p>
        </text:section>
        <text:p text:style-name="MP10"/>
      </style:footer>
    </style:master-page>
    <style:master-page style:name="Partie_20_2" style:display-name="Partie 2" style:page-layout-name="Mpm9" draw:style-name="Mdp1">
      <style:header>
        <text:p text:style-name="MP9"><draw:frame draw:style-name="Mfr2" draw:name="Image2 Copie 1 Copie 1 Copie 2 Copie 1" text:anchor-type="char" svg:x="11.139cm" svg:y="-0.596cm" svg:width="5.89cm" svg:height="1.669cm" draw:z-index="0"><draw:image xlink:href="Pictures/10000001000001F50000008E1E5F0088.png" xlink:type="simple" xlink:show="embed" xlink:actuate="onLoad" draw:mime-type="image/png"/></draw:frame>Wizards &amp; Dice</text:p>
        <text:p text:style-name="MP9">Mémoire du projet Wizard &amp; Dice</text:p>
      </style:header>
      <style:footer>
        <text:p text:style-name="MP10"/>
        <text:section text:style-name="MSect1" text:name="Section6">
          <text:p text:style-name="MP11"><text:span text:style-name="MT2">3</text:span>. Déroulement du projet</text:p>
          <text:p text:style-name="MP12">Wizard<text:span text:style-name="MT2">s</text:span> &amp; Dice</text:p>
          <text:p text:style-name="MP12"/>
          <text:p text:style-name="MP13"><text:page-number text:select-page="current">0</text:page-number><text:s/>/ <text:span text:style-name="MT1">X</text:span></text:p>
        </text:section>
        <text:p text:style-name="MP10"/>
      </style:footer>
    </style:master-page>
    <style:master-page style:name="Partie_20_3" style:display-name="Partie 3" style:page-layout-name="Mpm10" draw:style-name="Mdp1">
      <style:header>
        <text:p text:style-name="MP14"><draw:frame draw:style-name="Mfr2" draw:name="Image2 Copie 1 Copie 1 Copie 2 Copie 1 Copie 1" text:anchor-type="char" svg:x="11.139cm" svg:y="-0.596cm" svg:width="5.89cm" svg:height="1.669cm" draw:z-index="0"><draw:image xlink:href="Pictures/10000001000001F50000008E1E5F0088.png" xlink:type="simple" xlink:show="embed" xlink:actuate="onLoad" draw:mime-type="image/png"/></draw:frame>Wizards &amp; Dice</text:p>
        <text:p text:style-name="MP14">Mémoire du projet Wizard &amp; Dice</text:p>
      </style:header>
      <style:footer>
        <text:p text:style-name="MP10"/>
        <text:section text:style-name="MSect1" text:name="Section7">
          <text:p text:style-name="MP11"><text:span text:style-name="MT3">4</text:span>. Bilan du projet</text:p>
          <text:p text:style-name="MP12">Wizard<text:span text:style-name="MT2">s</text:span> &amp; Dice</text:p>
          <text:p text:style-name="MP12"/>
          <text:p text:style-name="MP13"><text:page-number text:select-page="current">0</text:page-number><text:s/>/ <text:span text:style-name="MT1">X</text:span></text:p>
        </text:section>
        <text:p text:style-name="MP10"/>
      </style:footer>
    </style:master-page>
    <style:master-page style:name="Conclusion" style:page-layout-name="Mpm11" draw:style-name="Mdp1">
      <style:header>
        <text:p text:style-name="MP14"><draw:frame draw:style-name="Mfr2" draw:name="Image2 Copie 1 Copie 1 Copie 2 Copie 1 Copie 2 Copie 1 Copie 1" text:anchor-type="char" svg:x="11.139cm" svg:y="-0.596cm" svg:width="5.89cm" svg:height="1.669cm" draw:z-index="0"><draw:image xlink:href="Pictures/10000001000001F50000008E1E5F0088.png" xlink:type="simple" xlink:show="embed" xlink:actuate="onLoad" draw:mime-type="image/png"/></draw:frame>Wizards &amp; Dice</text:p>
        <text:p text:style-name="MP14">Mémoire du projet Wizard &amp; Dice</text:p>
      </style:header>
      <style:header-first>
        <text:p text:style-name="MP14"><draw:frame draw:style-name="Mfr2" draw:name="Image2 Copie 1 Copie 1 Copie 2 Copie 1 Copie 2 Copie 1 Copie 1 Copie 1" text:anchor-type="char" svg:x="11.139cm" svg:y="-0.596cm" svg:width="5.89cm" svg:height="1.669cm" draw:z-index="0"><draw:image xlink:href="Pictures/10000001000001F50000008E1E5F0088.png" xlink:type="simple" xlink:show="embed" xlink:actuate="onLoad" draw:mime-type="image/png"/></draw:frame>Wizards &amp; Dice</text:p>
        <text:p text:style-name="MP14">Mémoire du projet Wizard &amp; Dice</text:p>
      </style:header-first>
      <style:footer>
        <text:p text:style-name="MP15"/>
        <text:section text:style-name="MSect1" text:name="Section2">
          <text:p text:style-name="MP16">Cahier des annexes</text:p>
          <text:p text:style-name="MP17">Wizard<text:span text:style-name="MT2">s</text:span> &amp; Dice</text:p>
          <text:p text:style-name="MP17"/>
          <text:p text:style-name="MP18"><text:page-number text:select-page="current">0</text:page-number><text:s/>/ <text:span text:style-name="MT1">X</text:span></text:p>
        </text:section>
        <text:p text:style-name="MP15"/>
      </style:footer>
      <style:footer-first>
        <text:p text:style-name="MP15"/>
        <text:section text:style-name="MSect1" text:name="Section9">
          <text:p text:style-name="MP16"><text:span text:style-name="MT4">5</text:span>. Conclusion</text:p>
          <text:p text:style-name="MP17">Wizard<text:span text:style-name="MT2">s</text:span> &amp; Dice</text:p>
          <text:p text:style-name="MP17"/>
          <text:p text:style-name="MP18"><text:page-number text:select-page="current">0</text:page-number><text:s/>/ <text:span text:style-name="MT1">X</text:span></text:p>
        </text:section>
        <text:p text:style-name="MP15"/>
      </style:footer-first>
    </style:master-page>
    <style:master-page style:name="TablesDesMatieres" style:page-layout-name="Mpm9" draw:style-name="Mdp1">
      <style:header>
        <text:p text:style-name="MP19">Wizards &amp; Dice<draw:frame draw:style-name="Mfr2" draw:name="Image2 Copie 1" text:anchor-type="char" svg:x="11.139cm" svg:y="-0.596cm" svg:width="5.89cm" svg:height="1.669cm" draw:z-index="0"><draw:image xlink:href="Pictures/10000001000001F50000008E1E5F0088.png" xlink:type="simple" xlink:show="embed" xlink:actuate="onLoad" draw:mime-type="image/png"/></draw:frame></text:p>
        <text:p text:style-name="MP20">Cahier des annexes</text:p>
      </style:header>
      <style:footer>
        <text:p text:style-name="MP21"/>
        <text:section text:style-name="MSect1" text:name="Section3">
          <text:p text:style-name="MP7">Wizard<text:span text:style-name="MT5">s</text:span> &amp; Dice<text:tab/></text:p>
          <text:p text:style-name="MP22"/>
        </text:section>
        <text:p text:style-name="MP2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dc:date>2025-05-26T18:25:25.480000000</dc:date>
    <meta:editing-duration>PT20H2M35S</meta:editing-duration>
    <meta:editing-cycles>109</meta:editing-cycles>
    <meta:document-statistic meta:table-count="0" meta:image-count="8" meta:object-count="0" meta:page-count="3" meta:paragraph-count="64" meta:word-count="375" meta:character-count="2581" meta:non-whitespace-character-count="2260"/>
  </office:meta>
</office:document-meta>
</file>